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3"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KYNDRYL</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Changing group owner for this file can</text:p>
            <text:p>cause the service to fail.</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LBK</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may be stopped when removing permissions</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number-rows-repeated="222">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31">00/00/0000</text:date>, <text:time style:data-style-name="N2" text:time-value="20:44:52.89897319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1-31T21:35:36.132995092</dc:date>
    <meta:editing-cycles>221</meta:editing-cycles>
    <meta:editing-duration>P3DT8H58M47S</meta:editing-duration>
    <meta:document-statistic meta:table-count="1" meta:cell-count="173" meta:object-count="0"/>
  </office:meta>
</office:document-meta>
</file>